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1a4" officeooo:paragraph-rsid="0018d1a4"/>
    </style:style>
    <style:style style:name="P2" style:family="paragraph" style:parent-style-name="Standard">
      <style:text-properties officeooo:rsid="0019369d" officeooo:paragraph-rsid="0019369d"/>
    </style:style>
    <style:style style:name="P3" style:family="paragraph" style:parent-style-name="Standard">
      <style:text-properties officeooo:rsid="0019369d" officeooo:paragraph-rsid="0019369d"/>
    </style:style>
    <style:style style:name="P4" style:family="paragraph" style:parent-style-name="Standard">
      <style:text-properties officeooo:rsid="001ccffa" officeooo:paragraph-rsid="001ccffa"/>
    </style:style>
    <style:style style:name="P5" style:family="paragraph" style:parent-style-name="Standard">
      <style:text-properties officeooo:rsid="001e443d" officeooo:paragraph-rsid="001e443d"/>
    </style:style>
    <style:style style:name="T1" style:family="text">
      <style:text-properties officeooo:rsid="0019369d"/>
    </style:style>
    <style:style style:name="T2" style:family="text">
      <style:text-properties officeooo:rsid="001b07fd"/>
    </style:style>
    <style:style style:name="T3" style:family="text">
      <style:text-properties officeooo:rsid="001e443d"/>
    </style:style>
    <style:style style:name="T4" style:family="text">
      <style:text-properties officeooo:rsid="001f8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<text:tab/>a.) Hello, world!</text:p>
      <text:p text:style-name="P1"><text:tab/>b.) Hello world!</text:p>
      <text:p text:style-name="P1"><text:tab/>c.) 3</text:p>
      <text:p text:style-name="P1"><text:tab/>d.) 3.0</text:p>
      <text:p text:style-name="P1"><text:tab/>e.) 5</text:p>
      <text:p text:style-name="P1"><text:tab/>f.) 5.0</text:p>
      <text:p text:style-name="P1"><text:tab/>g.) 23</text:p>
      <text:p text:style-name="P1"><text:tab/>h.) <text:span text:style-name="T1">2 + 3 = 5</text:span></text:p>
      <text:p text:style-name="P2"><text:tab/>I.) 6</text:p>
      <text:p text:style-name="P2"><text:tab/>j.) 8</text:p>
      <text:p text:style-name="P2"><text:tab/>k.) 2.3333333333333335</text:p>
      <text:p text:style-name="P2"><text:tab/>l.) 2</text:p>
      <text:p text:style-name="P2"/>
      <text:p text:style-name="P2">3.) The original version had all different output values while the new one had very similar outcomes. Also the new one shared the same 6 last outputs for all inputs that were put in. <text:span text:style-name="T2">The old one did not share any of the same exact outputs. I also noticed that the new one had larger output values as each loop had occurred while the old one was very much chaotic.</text:span></text:p>
      <text:p text:style-name="P2"/>
      <text:p text:style-name="P4">7.) The results of this experiment consisted of the, “Hello, Python!” coming on the screen 10 times.</text:p>
      <text:p text:style-name="P4"/>
      <text:p text:style-name="P4">8.) <text:span text:style-name="T3">The results of this experiment consisted of it stating the integers 0 through 9.</text:span></text:p>
      <text:p text:style-name="P4"/>
      <text:p text:style-name="P5">9.) The results of this experiment consisted of it stating the integers 0 through 10.</text:p>
      <text:p text:style-name="P5"/>
      <text:p text:style-name="P5">10.) <text:span text:style-name="T4">The results of this experiment consisted of it stating all the even numbers 2-20.</text:span></text:p>
      <text:p text:style-name="P5"/>
      <text:p text:style-name="Text_20_body">11.<text:span text:style-name="T4">) The results of this experiment consisted of it stating all the squares of the numbers 1-10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01:02.776864217</meta:creation-date>
    <dc:date>2018-11-20T09:49:21.785279173</dc:date>
    <meta:editing-duration>PT37M4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80" meta:character-count="942" meta:non-whitespace-character-count="769"/>
  </office:meta>
</office:document-meta>
</file>